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Fărăspaiere" style:master-page-name="MP0" style:family="paragraph">
      <style:paragraph-properties fo:break-before="page"/>
      <style:text-properties fo:font-weight="bold" style:font-weight-asian="bold" fo:font-size="18pt" style:font-size-asian="18pt" style:font-size-complex="18pt"/>
    </style:style>
    <style:style style:name="P2" style:parent-style-name="Fărăspaiere" style:family="paragraph">
      <style:text-properties fo:font-weight="bold" style:font-weight-asian="bold"/>
    </style:style>
    <style:style style:name="T3" style:parent-style-name="Fontdeparagrafimplicit" style:family="text">
      <style:text-properties fo:font-weight="bold" style:font-weight-asian="bold"/>
    </style:style>
    <style:style style:name="T4" style:parent-style-name="Fontdeparagrafimplicit" style:family="text">
      <style:text-properties fo:font-weight="bold" style:font-weight-asian="bold"/>
    </style:style>
    <style:style style:name="T5" style:parent-style-name="Fontdeparagrafimplicit" style:family="text">
      <style:text-properties fo:font-weight="bold" style:font-weight-asian="bold"/>
    </style:style>
    <style:style style:name="T6" style:parent-style-name="Fontdeparagrafimplicit" style:family="text">
      <style:text-properties fo:font-weight="bold" style:font-weight-asian="bold"/>
    </style:style>
    <style:style style:name="T7" style:parent-style-name="Fontdeparagrafimplicit" style:family="text">
      <style:text-properties fo:font-weight="bold" style:font-weight-asian="bold"/>
    </style:style>
    <style:style style:name="T8" style:parent-style-name="Fontdeparagrafimplicit" style:family="text">
      <style:text-properties fo:font-weight="bold" style:font-weight-asian="bold"/>
    </style:style>
    <style:style style:name="T9" style:parent-style-name="Fontdeparagrafimplicit" style:family="text">
      <style:text-properties fo:font-weight="bold" style:font-weight-asian="bold"/>
    </style:style>
    <style:style style:name="T10" style:parent-style-name="Fontdeparagrafimplicit" style:family="text">
      <style:text-properties fo:font-weight="bold" style:font-weight-asian="bold"/>
    </style:style>
    <style:style style:name="P11" style:parent-style-name="Fărăspaiere" style:family="paragraph">
      <style:text-properties fo:font-weight="bold" style:font-weight-asian="bold"/>
    </style:style>
    <style:style style:name="P12" style:parent-style-name="Fărăspaiere" style:family="paragraph">
      <style:paragraph-properties>
        <style:tab-stops>
          <style:tab-stop style:type="left" style:position="1.5416in"/>
        </style:tab-stops>
      </style:paragraph-properties>
    </style:style>
    <style:style style:name="T13" style:parent-style-name="Fontdeparagrafimplicit" style:family="text">
      <style:text-properties fo:font-weight="bold" style:font-weight-asian="bold"/>
    </style:style>
    <style:style style:name="T14" style:parent-style-name="Fontdeparagrafimplicit" style:family="text">
      <style:text-properties fo:font-weight="bold" style:font-weight-asian="bold" fo:language="en" fo:country="US"/>
    </style:style>
    <style:style style:name="P15" style:parent-style-name="Fărăspaiere" style:family="paragraph">
      <style:text-properties fo:language="en" fo:country="US"/>
    </style:style>
    <style:style style:name="T16" style:parent-style-name="Fontdeparagrafimplicit" style:family="text">
      <style:text-properties fo:language="en" fo:country="US"/>
    </style:style>
    <style:style style:name="T17" style:parent-style-name="Fontdeparagrafimplicit" style:family="text">
      <style:text-properties fo:language="en" fo:country="US"/>
    </style:style>
  </office:automatic-styles>
  <office:body>
    <office:text text:use-soft-page-breaks="true">
      <text:p text:style-name="P1">Documentatie Proiect Calitate si Testare Software</text:p>
      <text:p text:style-name="Fărăspaiere"/>
      <text:p text:style-name="Fărăspaiere">Antohi Madalina Oana</text:p>
      <text:p text:style-name="Fărăspaiere">Grupa 1065</text:p>
      <text:p text:style-name="Fărăspaiere"/>
      <text:p text:style-name="P2">Capitolul 1. <text:s/>Design patternurile implementate</text:p>
      <text:p text:style-name="Fărăspaiere"/>
      <text:p text:style-name="Fărăspaiere">1.<text:span text:style-name="T3"><text:s/>Singleton</text:span><text:s/>: este folosit pentru clasa Persoana. Astfel in main am creat<text:s/></text:p>
      <text:p text:style-name="Fărăspaiere">o<text:s/>singura persoana pentru care vom crea programul de antrenament.<text:s/></text:p>
      <text:p text:style-name="Fărăspaiere"/>
      <text:p text:style-name="Fărăspaiere">2.<text:s/><text:span text:style-name="T4">Factory</text:span><text:s/>: am folosit clasele Sala, Regim, Mixt, Factory si interfata IProgramSlabit.<text:s/></text:p>
      <text:p text:style-name="Fărăspaiere">Astfel, persoana respectiva isi poate alege un program de slabit care sa i se potriveasca.<text:s/></text:p>
      <text:p text:style-name="Fărăspaiere"/>
      <text:p text:style-name="Fărăspaiere">3.<text:s/><text:span text:style-name="T5">Obser</text:span><text:span text:style-name="T6">ver</text:span><text:s/>: Am folosit interfetele Subiect si Observer si clasele Antrenor si Persoana care</text:p>
      <text:p text:style-name="Fărăspaiere"><text:s/>implementeaza aceste interfete. Astfel, observerul este o persoana care este abonata la un</text:p>
      <text:p text:style-name="Fărăspaiere"><text:s/>Antrenor de fitness. Persoana este anuntata de catre antrenor de ora la care<text:s/>va avea loc antrenamentul.</text:p>
      <text:p text:style-name="Fărăspaiere"><text:s/></text:p>
      <text:p text:style-name="Fărăspaiere"><text:s/>4.<text:s/><text:span text:style-name="T7">Strategy<text:s/></text:span>: Am folosit interfata AparatFitness <text:s/>si clasele Bicicleta, BandaDeAlergat si Persoana.</text:p>
      <text:p text:style-name="Fărăspaiere"><text:s/>Astfel se decide urmatorul aparat la care va lucra persoana respectiva.<text:s/></text:p>
      <text:p text:style-name="Fărăspaiere"><text:s/></text:p>
      <text:p text:style-name="Fărăspaiere"><text:s/>5.<text:span text:style-name="T8">Builder<text:s/></text:span>: Am folosit Builder pentru a crea abonamentele lunare la sala. Abonamentele lunare au cam aceleasi <text:s/>atribute in fiecare luna, in schimb clientul poate opta pentru cateva programe diferite <text:s/>,pot aparea reduceri sau mariri de pret de la luna la luna. Am folosit interfata IAbonamentSala cu metoda<text:s/>build de tipul AbonamentSala, clasa AbonamentSala si clasa AbonamentSalaBuilder care implementeaza interfata IAbonamentSala. Setterii in clasa AbonamentSalaBuilder ii facem de tipul clasei, iar metoda build va returna un obiect de tipul AbonamentSala.</text:p>
      <text:p text:style-name="Fărăspaiere"><text:s/></text:p>
      <text:p text:style-name="Fărăspaiere"><text:s/>6.<text:s/><text:span text:style-name="T9">Chain of Responsability:</text:span><text:s/>Cum salile nu sunt foarte mari,am folosit acest design pattern pentru a gestiona numarul de cursanti care pot incapea intr-o astfel de sala. Astfel, daca sunt mai multi de 15 oameni in sala de aerobic, cursantul va merge la fitness, daca sunt mai mult de 20 la fitness , va merge la bazin, iar daca nici aici <text:s/>nu este loc, este rugat sa astepte pana se va mai elibera. Astfel avem clasa abstracta Handler cu atributul protected SalaUrmatoare, setter pentru acesta si metoda decide().<text:s/>Clasele SalaAeribic SalaFitness si Bazin care implemeneaza aceasta clasa abstracta. In main cream obiecte pentru fiecare clasa, setam ordinea si decidem.<text:s/></text:p>
      <text:p text:style-name="Fărăspaiere"><text:s/></text:p>
      <text:p text:style-name="Fărăspaiere"><text:s/>7.<text:span text:style-name="T10">Facade</text:span><text:s/>. Cu ajutorul design patternul facade cream o serie de activitati .Astfel, avem clasa Facade. Pentru inceput dam numele persoanei pentru care cream programul de slabit, apoi cream un obiect de tip Sala si apelam metoda getDescriere(), cream un obiect de tip Regim si apelam metoda getDescriere().<text:s/></text:p>
      <text:p text:style-name="Fărăspaiere"><text:s/></text:p>
      <text:p text:style-name="Fărăspaiere"><text:s/></text:p>
      <text:p text:style-name="Fărăspaiere"/>
      <text:p text:style-name="Fărăspaiere"/>
      <text:p text:style-name="Fărăspaiere"/>
      <text:p text:style-name="Fărăspaiere"/>
      <text:p text:style-name="Fărăspaiere"/>
      <text:p text:style-name="Fărăspaiere"/>
      <text:p text:style-name="Fărăspaiere"/>
      <text:p text:style-name="Fărăspaiere"/>
      <text:p text:style-name="Fărăspaiere"/>
      <text:p text:style-name="Fărăspaiere"/>
      <text:p text:style-name="Fărăspaiere"/>
      <text:p text:style-name="Fărăspaiere"/>
      <text:p text:style-name="P11">Capitolul 2. Teste</text:p>
      <text:p text:style-name="Fărăspaiere">1. In Clasa<text:s/>IstoricProteine am creat metodele adaugaProteine, sterge, getTotal, setGoal, isGoalMet, getIstoric si constructorul fara parametrii in care am declarat un Notifier. De asemenea am declarat atributele istoricId, goal, total, notifier si o lista de obiecte de tipul RegimProteine. Am creat clasa IstoricProteineTests pentru a testa metodele din <text:s/>clasa IstoricProteine. De asemenea, am creat testele before, after, setUp, tearDown. Am creat testul ExceptionTest <text:s/>care arunca exceptia InvalidGoalException si mesajul<text:s/>"Goal was less than zero" in momentul in care se seteaza o valoare<text:s/></text:p>
      <text:p text:style-name="Fărăspaiere"><text:s/>negativa pentru goal. De asemenea , am pus limita maxima de rulare a tuturor testelor 200000 milisecunde cu ajutorul lui Rule. De asemenea, tot in aceasta clasa de test am creat un Mockery</text:p>
      <text:p text:style-name="Fărăspaiere">in functia de test WhenGoalIsMet().</text:p>
      <text:p text:style-name="Fărăspaiere"/>
      <text:p text:style-name="Fărăspaiere">2. Am creat un BadTest care este menit sa esueze, am adaugat de 10000 de ori in lista valoarea 100. Acest test esueaza din cauza timpului de rulare impus mai sus.Am creat testul WhenGoalIsMet care arunca exceptia InvalidGoalException. Am creat un obiect de tip Mockery si unul de tipNotifier. Seta goal-ul = 5 <text:s/>si adaugam in valoarea 6 in functie. In momentul in care goal-ul este atins, se trimite mesajul : "scopul a fost atins".<text:s/></text:p>
      <text:p text:style-name="Fărăspaiere"/>
      <text:p text:style-name="Fărăspaiere">3. Am creat clasa de teste TesteCuParametrii si testam pentru mai multe valori date metoda getTotal. Astfel se adauga valorile de pe prima coloana, daca este vreuna negativa, totalul devine 0 si se compara de fiecare data cu a2a coloana care este "expected".<text:s/></text:p>
      <text:p text:style-name="Fărăspaiere"/>
      <text:p text:style-name="Fărăspaiere">4. De asemenea am creat ProteineTrackerSuite pentru a testa TesteCuProteine si IstoricProteineTests in acelasi timp.<text:s/></text:p>
      <text:p text:style-name="Fărăspaiere"/>
      <text:p text:style-name="Fărăspaiere">5. Am creat interfetele BadCategory si GoodCategory. In clasa IstoricProteineTests am atribuit categoriile testelor. <text:s/>Spre exemplu , testului addProtein() i-am setat categoria GoodTestCategory.<text:s/></text:p>
      <text:p text:style-name="Fărăspaiere"/>
      <text:p text:style-name="Fărăspaiere">6. Am creat clasa IstoricPoteineTheories care testeaza o teorie. Spre exemplu, in cazul nostru testam daca totalul este 0 atunci cand se adauga functiei adaugaProteine o valoare negativa.<text:s/></text:p>
      <text:p text:style-name="Fărăspaiere"/>
      <text:p text:style-name="Fărăspaiere">7. Am folosit ConsoleRunner pentru a<text:s/>testa in consola IstoricProteineTests.</text:p>
      <text:p text:style-name="Fărăspaiere"/>
      <text:p text:style-name="Fărăspaiere">8. Am creat clasa TestSingleton pentru a verifica daca se executa corect creerea unui obiect de tip Persoana ( Singleton).<text:s/></text:p>
      <text:p text:style-name="Fărăspaiere"/>
      <text:p text:style-name="Fărăspaiere">9. Cu ajutorul clasei TestCaseSali am testat metodele din clasele SalaAerobic, SalaFitness<text:s/>si Bazin.<text:s/></text:p>
      <text:p text:style-name="Fărăspaiere"/>
      <text:p text:style-name="Fărăspaiere">10. In clasa MersLaSalaTest am testat metodele din clasa MersLaSala.<text:s/></text:p>
      <text:p text:style-name="Fărăspaiere"/>
      <text:p text:style-name="P12"><text:tab/></text:p>
      <text:p text:style-name="Fărăspaiere"/>
      <text:p text:style-name="Fărăspaiere"><text:span text:style-name="T13">Cuprins</text:span><text:span text:style-name="T14">:</text:span></text:p>
      <text:p text:style-name="P15">Capitolul 1. Design Patternuri implementate ____________________________________pag 1</text:p>
      <text:p text:style-name="Fărăspaiere"><text:span text:style-name="T16">Capitolul 2.<text:s/></text:span><text:span text:style-name="T17">Teste__________________________________________________________pag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style:style style:name="Fărăspaiere" style:display-name="Fără spațier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dalina Antohi</meta:initial-creator>
    <dc:creator>Madalina Antohi</dc:creator>
    <meta:creation-date>2016-05-19T11:54:00Z</meta:creation-date>
    <dc:date>2016-05-19T17:03:00Z</dc:date>
    <meta:template xlink:href="Normal.dotm" xlink:type="simple"/>
    <meta:editing-cycles>9</meta:editing-cycles>
    <meta:editing-duration>PT1260S</meta:editing-duration>
    <meta:document-statistic meta:page-count="2" meta:paragraph-count="10" meta:word-count="746" meta:character-count="5068" meta:row-count="36" meta:non-whitespace-character-count="4332"/>
  </office:meta>
</office:document-meta>
</file>